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fo:font-weight="bold" style:font-weight-asian="bold" style:font-weight-complex="bold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3485910936503675532" text:style-name="L1">
        <text:list-item>
          <text:list>
            <text:list-header>
              <text:p text:style-name="P14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2409169998743413774" text:style-name="L2">
        <text:list-item>
          <text:list>
            <text:list-header>
              <text:p text:style-name="P15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5974220047990432083" text:style-name="L3">
        <text:list-item>
          <text:list>
            <text:list-header>
              <text:p text:style-name="P16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>My pulse at the end of each mile during the 4 mile run was:</text:p>
      <text:p text:style-name="P10">mile 1 <text:s/>?</text:p>
      <text:p text:style-name="P10">mile 2 <text:s/>137</text:p>
      <text:p text:style-name="P10">mile 3 <text:s/>140</text:p>
      <text:p text:style-name="P10">mile 4 <text:s/>138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><text:span text:style-name="T1">55.6 miles in the last week</text:span> <text:s/></text:p>
      <text:p text:style-name="P10"/>
      <text:p text:style-name="P8"/>
      <text:p text:style-name="P12"><text:soft-page-break/>Sat 4/16/16: <text:span text:style-name="T1">4.75 miles</text:span></text:p>
      <text:p text:style-name="P12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12">I walked 0.75 miles to warm down.</text:p>
      <text:p text:style-name="P12"/>
      <text:p text:style-name="P12">Sun 4/17/16: 7.5<text:span text:style-name="T1"> miles</text:span></text:p>
      <text:p text:style-name="P12">I ran 6 miles on the 2 mile “hill course”. <text:s/>The temperature was in the high 70's.</text:p>
      <text:p text:style-name="P12">Distance <text:s text:c="13"/>Net elevation <text:s text:c="6"/>Time</text:p>
      <text:p text:style-name="P12"><text:s/>(miles)<text:tab/> <text:s text:c="5"/>change (feet)</text:p>
      <text:p text:style-name="P12"><text:s text:c="5"/>1 <text:s text:c="6"/><text:tab/><text:tab/>- 315<text:tab/><text:tab/> <text:s/>9:18</text:p>
      <text:p text:style-name="P12"><text:s text:c="5"/>2<text:tab/><text:tab/><text:tab/>+315<text:tab/><text:tab/> 12:53<text:tab/><text:tab/><text:tab/></text:p>
      <text:p text:style-name="P12"><text:s text:c="5"/>3<text:tab/><text:tab/><text:tab/>+145<text:tab/><text:tab/> 11:25</text:p>
      <text:p text:style-name="P12"><text:s text:c="5"/>4<text:tab/><text:tab/><text:tab/>- 145<text:tab/><text:tab/> <text:s/>9:22</text:p>
      <text:p text:style-name="P12"><text:s text:c="5"/>5<text:tab/><text:tab/><text:tab/>- 315<text:tab/><text:tab/> <text:s/>8:49</text:p>
      <text:p text:style-name="P12"><text:s text:c="5"/>6<text:tab/><text:tab/><text:tab/>+315<text:tab/><text:tab/> 11:52</text:p>
      <text:p text:style-name="P12">time: 1:03:39 or 10:37/mile</text:p>
      <text:p text:style-name="P12">Later in the day I ran a half mile and walked a mile both at a good pace.</text:p>
      <text:p text:style-name="P12"/>
      <text:p text:style-name="P12">Mon 4/18/16: <text:span text:style-name="T1">5 miles</text:span></text:p>
      <text:p text:style-name="P12">I ran 5 miles on somewhat hilly roads. <text:s/>Time: 44:30 or 8:54/mi.</text:p>
      <text:p text:style-name="P12">Splits: 9:15, 9:10, 9:17, 8:40, 8:09</text:p>
      <text:p text:style-name="P12"/>
      <text:p text:style-name="P12">Tues 4/19/16: <text:span text:style-name="T1">4 miles</text:span></text:p>
      <text:p text:style-name="P12">I ran 1 mile to the track, walked and ran 2 miles on the track and 1 mile home.</text:p>
      <text:p text:style-name="P12">Splits: 10:15, 22:56, 10:20</text:p>
      <text:p text:style-name="P12">The middle 2 miles included about 4 and a half minutes of walking.</text:p>
      <text:p text:style-name="P12"/>
      <text:p text:style-name="P12">Wed 4/20/16: <text:span text:style-name="T1">33.2 miles</text:span></text:p>
      <text:p text:style-name="P12">I ran on the Allegheny College track practicing my pace and testing fluid and energy intake for the MTD 12 hour in 3.5 weeks. <text:s/></text:p>
      <text:p text:style-name="P12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12"/>
      <text:p text:style-name="P12">Thur 4/21/16: <text:span text:style-name="T1">4 miles</text:span></text:p>
      <text:p text:style-name="P12">I ran 4 miles on hilly roads. <text:s/>The first 3 miles averaged 10:53/mile. <text:s/>The last mile was in 8:29.</text:p>
      <text:p text:style-name="P12"/>
      <text:p text:style-name="P12">Fri 4/22/16: <text:span text:style-name="T1">4 miles</text:span></text:p>
      <text:p text:style-name="P12">I ran the same course as yesterday. <text:s/>The first 3 miles averaged 9:04. <text:s/>The last mile <text:s/>was</text:p>
      <text:p text:style-name="P12">in 7:44. <text:s/>Time 34:56 or 8:44/mi. <text:s/>This was my fastest run on these hilly roads in a few years. <text:s/>I feel pretty much recovered from the long run two days ago. <text:s/>I have to be careful now not to overdo my training for the next three weeks.</text:p>
      <text:p text:style-name="P12"/>
      <text:p text:style-name="P13">62.45 miles in the last week</text:p>
      <text:p text:style-name="P8"/>
      <text:p text:style-name="P8"/>
      <text:p text:style-name="P8"><text:soft-page-break/>Sat 4/23/16: <text:span text:style-name="T1">2 miles</text:span></text:p>
      <text:p text:style-name="P8">I ran 2 miles on roads.</text:p>
      <text:p text:style-name="P8"/>
      <text:p text:style-name="P8">Sun 4/24/16: <text:span text:style-name="T1">4.5 miles</text:span></text:p>
      <text:p text:style-name="P8">I ran 2.25 miles on a slightly hilly 0.75 mile loop.</text:p>
      <text:p text:style-name="P8">Two hours later I ran 2.25 miles on hilly roads averaging 9:50/mi.</text:p>
      <text:p text:style-name="P8">This run included 1 x 0.25 miles and 1 x 0.31 miles up a relatively steep hill (4.2 % grade) at about 9:00/mi pace.</text:p>
      <text:p text:style-name="P8"/>
      <text:p text:style-name="P8">Mon 4/25/16: <text:span text:style-name="T1">4.5 miles</text:span></text:p>
      <text:p text:style-name="P8">I ran 4.5 miles on hilly roads averaging 9:29/mile. <text:s/></text:p>
      <text:p text:style-name="P8">This run included 4 x 0.25 miles uphill (4.2 % grade). Between these uphills I jogged 0.28 miles downhill.</text:p>
      <text:p text:style-name="P8">Times on uphills: 2:18, 2:11, 2:08 and 2:00. <text:s/>Average pace on uphills about 8:36/mi. <text:span text:style-name="T1"><text:s/></text:span></text:p>
      <text:p text:style-name="P9"/>
      <text:p text:style-name="P8">Tues 4/26/16: <text:span text:style-name="T1">4 miles </text:span></text:p>
      <text:p text:style-name="P8">I ran 4 miles on hilly roads averaging 9:52/mi</text:p>
      <text:p text:style-name="P8"/>
      <text:p text:style-name="P8">Wed 4/27/16: <text:s text:c="2"/><text:span text:style-name="T1">23.15 miles</text:span></text:p>
      <text:p text:style-name="P12">I ran on the Allegheny College track practicing my pace and testing fluid and energy intake for the MTD 12 hour in 2.5 weeks. </text:p>
      <text:p text:style-name="P12">Before running for 4 hours I walked ½ mile in about 6:40.</text:p>
      <text:p text:style-name="P12">After the run I walked 0.25 miles in about 3:36. </text:p>
      <text:p text:style-name="P12">In 4 hours I ran and walked 36.0 kilometers (22.4 miles). <text:s/>I drank 70 ounces of Gatorade today. <text:s text:c="2"/>Also I had 200 calories for breakfast 2 hours before I ran, a 217 calorie energy bar 1 hour before and <text:s/>about 490 calories in my drink. <text:s/>I think this total of 910 calories was the right amount of calories for today's run.</text:p>
      <text:p text:style-name="P12">Paces:</text:p>
      <text:p text:style-name="P12">Miles 1-9: <text:s text:c="10"/>9:59/mi <text:s text:c="4"/>no walking</text:p>
      <text:p text:style-name="P12">Miles 10-18: <text:s text:c="4"/>11:00/mi <text:s text:c="2"/>very little walking</text:p>
      <text:p text:style-name="P12">Miles <text:s/>19-22.4: 11:38/mi <text:s/>I walked about 150 yds at the beginning of each half mile. <text:s/>When I was running I ran faster than I was running during miles 10-18. <text:s/>This made my knees feel better. <text:s/></text:p>
      <text:p text:style-name="P12">These are the paces I want to use at the beginning of MTD 12 hour.</text:p>
      <text:p text:style-name="P12">I felt good at the end of the 4 hours. </text:p>
      <text:p text:style-name="P12"/>
      <text:p text:style-name="P12">Thur 4/28/16: 7<text:span text:style-name="T1"> miles</text:span></text:p>
      <text:p text:style-name="P12">I ran 5 miles on hilly roads. Splits: 9:57, 9:42, 9:24, 8:50, 8:50. <text:s/>Average pace 9:20/mi.</text:p>
      <text:p text:style-name="P12">The last ¼ mile was uphill (5.9 % grade) in 2:13.</text:p>
      <text:p text:style-name="P12">Four hours later I ran 2 miles on hilly roads in 21 minutes.</text:p>
      <text:p text:style-name="P12"/>
      <text:p text:style-name="P12">Fri 4/29/16: <text:span text:style-name="T1">5 miles</text:span></text:p>
      <text:p text:style-name="P12">I jogged ½ mile. <text:s/></text:p>
      <text:p text:style-name="P12">On indoor track: 4 x 0.5 miles with a ¼ mile jog after each 0.5 mile. <text:s/>The jogs averaged about 3:05.</text:p>
      <text:p text:style-name="P12">Times on the 0.5 mile runs: 4:25, 4:24, 4:35, 4:15</text:p>
      <text:p text:style-name="P12">I rested 2 minutes and then ran 1.5 miles on a treadmill averaging 9:00/mile</text:p>
      <text:p text:style-name="P12"/>
      <text:p text:style-name="P13">50.15 miles in the last week</text:p>
      <text:p text:style-name="P9"><text:soft-page-break/><text:span text:style-name="T2">Sat 4/30/16:</text:span> 4 miles <text:s text:c="122"/><text:span text:style-name="T2">I ran 4 miles on hilly roads averaging about 11:00/mile.</text:span></text:p>
      <text:p text:style-name="P8"/>
      <text:p text:style-name="P9"><text:span text:style-name="T2">Sun 5/1/16: </text:span>4 miles</text:p>
      <text:p text:style-name="P8">½ mile warm up</text:p>
      <text:p text:style-name="P8">On indoor track I ran and walked 3.5 miles averaging 11:10/mi. <text:s/>I walked about 110 yards at the beginning of each half mile.</text:p>
      <text:p text:style-name="P8"/>
      <text:p text:style-name="Standard"><text:span text:style-name="T5">Mon 5/2/16: </text:span><text:span text:style-name="T6">4 miles</text:span></text:p>
      <text:p text:style-name="Standard"><text:span text:style-name="T4">I walked and ran 4 miles averaging about 12:00/mi. On average I walked 1/6 mile and ran 1/3 <text:s text:c="3"/>mile during each ½ mile. <text:s/>I was walking at about 15:00/mi pace and running at about 10:30/mi.</text:span> </text:p>
      <text:p text:style-name="Standard"/>
      <text:p text:style-name="P8">Tue 5/3/16: <text:span text:style-name="T1">5 miles</text:span></text:p>
      <text:p text:style-name="P8">½ mile jog</text:p>
      <text:p text:style-name="P8">On indoor track: ½ mile in 4:45</text:p>
      <text:p text:style-name="P8">On treadmill: <text:s/>4 miles at 9:00/mi</text:p>
      <text:p text:style-name="P8">My pulse at the end of each mile during the 4 mile run was:</text:p>
      <text:p text:style-name="P8">mile 1 <text:s/>126</text:p>
      <text:p text:style-name="P8">mile 2 <text:s/>130</text:p>
      <text:p text:style-name="P8">mile 3 <text:s/>130</text:p>
      <text:p text:style-name="P8">mile 4 <text:s/>130</text:p>
      <text:p text:style-name="P8">Compare pulses to those on April 10, 2016. <text:s/>The lower pulses today may be because my fitness has improved.</text:p>
      <text:p text:style-name="P8"/>
      <text:p text:style-name="P8">Wed 5/4/16: <text:span text:style-name="T1">4 miles</text:span></text:p>
      <text:p text:style-name="P8">I ran 1 mile to the outdoor track, 2 miles on the track and 1 mile home in 35:52.</text:p>
      <text:p text:style-name="P8"/>
      <text:p text:style-name="P8">Thur 5/5/16: <text:span text:style-name="T1">5.9 miles</text:span></text:p>
      <text:p text:style-name="P8">½ mile on roads downhill</text:p>
      <text:p text:style-name="P8">On indoor track: ½ mile in 4:47</text:p>
      <text:p text:style-name="P8">On treadmill: 2 miles at 9:00/mi</text:p>
      <text:p text:style-name="P8">½ mile on roads uphill</text:p>
      <text:p text:style-name="P8">7 hours later I ran on a paved trail:</text:p>
      <text:p text:style-name="P8">0.4 mile warmup and 2 miles in 9:00 and 9:34.</text:p>
      <text:p text:style-name="P8"/>
      <text:p text:style-name="P8">Fri 5/6/16: <text:span text:style-name="T1">3.3 miles</text:span></text:p>
      <text:p text:style-name="P8">On the outdoor track I walked and ran 1.5 miles at about 11:30/mi. <text:s/>I walked about 130 yards at the beginning of each ¼ mile. <text:s/>Then I ran 1.8 miles at about 9:45/mi</text:p>
      <text:p text:style-name="P8"/>
      <text:p text:style-name="P8"/>
      <text:p text:style-name="P9">30.2 miles in the last week <text:s text:c="2"/></text:p>
      <text:p text:style-name="P9"/>
      <text:p text:style-name="P9"/>
      <text:p text:style-name="P9"/>
      <text:p text:style-name="P9"/>
      <text:p text:style-name="P8"><text:soft-page-break/>Sat <text:s/>5/7/16: <text:span text:style-name="T1">3 miles</text:span></text:p>
      <text:p text:style-name="P8">I ran 3 miles on hilly roads at about 10:00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5-07T11:59:01.61</dc:date>
    <dc:creator>James Lombardi</dc:creator>
    <meta:editing-duration>PT21H34M9S</meta:editing-duration>
    <meta:editing-cycles>110</meta:editing-cycles>
    <meta:document-statistic meta:table-count="0" meta:image-count="0" meta:object-count="0" meta:page-count="12" meta:paragraph-count="359" meta:word-count="3853" meta:character-count="19527"/>
  </office:meta>
</office:document-meta>
</file>